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2000000F799680DE9373C11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fo:color="#336633" style:font-name="Calibri1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7" style:family="paragraph" style:parent-style-name="Text_20_body">
      <style:text-properties fo:color="#336633" fo:font-size="14pt" style:font-size-asian="14pt" style:font-size-complex="14pt"/>
    </style:style>
    <style:style style:name="P8" style:family="paragraph" style:parent-style-name="Text_20_body">
      <style:text-properties officeooo:rsid="0000a630"/>
    </style:style>
    <style:style style:name="P9" style:family="paragraph" style:parent-style-name="Text_20_body">
      <style:text-properties officeooo:rsid="000b60c7" officeooo:paragraph-rsid="000b60c7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master-page-name="Index">
      <style:paragraph-properties style:page-number="auto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Heading_20_1">
      <style:text-properties officeooo:rsid="0000a630" officeooo:paragraph-rsid="0000a630"/>
    </style:style>
    <style:style style:name="P21" style:family="paragraph" style:parent-style-name="Text_20_body" style:list-style-name="L1">
      <style:text-properties officeooo:rsid="000fe608" officeooo:paragraph-rsid="000fe608"/>
    </style:style>
    <style:style style:name="P22" style:family="paragraph" style:parent-style-name="Text_20_body" style:list-style-name="L3">
      <style:text-properties officeooo:rsid="000fe608" officeooo:paragraph-rsid="000fe608"/>
    </style:style>
    <style:style style:name="P23" style:family="paragraph" style:parent-style-name="Text_20_body" style:list-style-name="L2">
      <style:text-properties officeooo:rsid="00093a68" officeooo:paragraph-rsid="00093a68"/>
    </style:style>
    <style:style style:name="P24" style:family="paragraph" style:parent-style-name="Text_20_body" style:list-style-name="L2">
      <style:text-properties officeooo:rsid="000b60c7" officeooo:paragraph-rsid="000b60c7"/>
    </style:style>
    <style:style style:name="P25" style:family="paragraph" style:parent-style-name="Text_20_body" style:list-style-name="L3">
      <style:text-properties officeooo:rsid="000e9dfb" officeooo:paragraph-rsid="000e9dfb"/>
    </style:style>
    <style:style style:name="P26" style:family="paragraph" style:parent-style-name="Text_20_body">
      <style:text-properties officeooo:paragraph-rsid="001248c8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1" fo:font-size="12pt" style:font-size-asian="12pt" style:font-size-complex="12pt"/>
    </style:style>
    <style:style style:name="T8" style:family="text">
      <style:text-properties style:font-name="Calibri1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fe608"/>
    </style:style>
    <style:style style:name="T14" style:family="text">
      <style:text-properties officeooo:rsid="000feadc"/>
    </style:style>
    <style:style style:name="T15" style:family="text">
      <style:text-properties officeooo:rsid="0010a4c0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6" text:name="NumeroTema"/>
        <text:user-field-decl office:value-type="string" office:string-value="Formulario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7"><draw:frame draw:style-name="fr2" draw:name="gráficos10" text:anchor-type="paragraph" svg:x="0cm" svg:y="0.056cm" svg:width="9.53cm" svg:height="5.23cm" draw:z-index="1"><draw:image xlink:href="Pictures/10000000000001C2000000F799680DE9373C117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5"><text:span text:style-name="T9">UNIDAD 6</text:span>.</text:p>
      <text:p text:style-name="P5"><text:user-field-get text:name="Tema">Formularios</text:user-field-get></text:p>
      <text:p text:style-name="P6"><text:span text:style-name="T14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Sergio García</text:p>
      <text:p text:style-name="P13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5">201<text:span text:style-name="T15">8</text:span>/201<text:span text:style-name="T15">9</text:span></text:p>
      <text:p text:style-name="P14"><text:tab/><text:tab/><text:tab/><text:tab/><text:tab/><text:tab/><text:tab/><text:tab/><text:tab/><text:tab/>Versión:<text:date style:data-style-name="N104" text:date-value="2018-10-11T19:08:17.956274030">181011</text:date>.<text:time style:data-style-name="N105" text:time-value="2018-10-11T19:08:17.956455079">1908</text:time></text:p>
      <text:p text:style-name="P3"/>
      <text:p text:style-name="Standard"/>
      <text:p text:style-name="Standard"/>
      <text:p text:style-name="Standard"/>
      <text:p text:style-name="P18"/>
      <text:p text:style-name="P7">Licencia</text:p>
      <text:p text:style-name="Standard"/>
      <text:p text:style-name="P11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7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10"/>
      <text:p text:style-name="Notas_20_Informativas"><text:span text:style-name="T3"> </text:span>Atención</text:p>
      <text:p text:style-name="P10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Fechas<text:tab/>3</text:p>
          <text:p text:style-name="P16">2.Conocimientos previos<text:tab/>3</text:p>
          <text:p text:style-name="P16">3.Objetivos<text:tab/>3</text:p>
          <text:p text:style-name="P16">4.Contenidos<text:tab/>3</text:p>
          <text:p text:style-name="P16">5.Actividades<text:tab/>3</text:p>
          <text:p text:style-name="P16">6.Recomendaciones<text:tab/>3</text:p>
        </text:index-body>
      </text:table-of-content>
      <text:p text:style-name="Standard"/>
      <text:p text:style-name="P19"/>
      <text:p text:style-name="Standard"/>
      <text:p text:style-name="Titulo">UD0<text:user-field-get text:name="NumeroTema">6</text:user-field-get>. <text:user-field-get text:name="Tema">Formularios</text:user-field-get></text:p>
      <text:h text:style-name="P20" text:outline-level="1">Fecha<text:span text:style-name="T10">s</text:span></text:h>
      <text:p text:style-name="P26"><text:span text:style-name="T9">Desde</text:span> <text:span text:style-name="T15">15</text:span>/<text:span text:style-name="T12">10</text:span>/201<text:span text:style-name="T15">8</text:span> to <text:span text:style-name="T15">21</text:span>/<text:span text:style-name="T11">10</text:span>/201<text:span text:style-name="T15">8</text:span>. <text:span text:style-name="T9">La duración de la unidad es de 1 semana (7 horas) junto con la unidad didáctica 5.</text:span></text:p>
      <text:h text:style-name="P20" text:outline-level="1">Conocimientos previos</text:h>
      <text:list xml:id="list867539225" text:style-name="L1">
        <text:list-item>
          <text:p text:style-name="P21">Conocimientos de HTML</text:p>
        </text:list-item>
        <text:list-item>
          <text:p text:style-name="P21">Conocimientos de Javascript</text:p>
        </text:list-item>
      </text:list>
      <text:h text:style-name="P20" text:outline-level="1">Objetivos</text:h>
      <text:list xml:id="list2108861795" text:style-name="L2">
        <text:list-item>
          <text:p text:style-name="P23">Conocer el funcionamiento bási<text:span text:style-name="T12">co de Javascript</text:span>.</text:p>
        </text:list-item>
        <text:list-item>
          <text:p text:style-name="P24">Ser capaz de ampliar el conjunto de instrucciones usadas mediante la visualización de ejemplos de código.</text:p>
        </text:list-item>
        <text:list-item>
          <text:p text:style-name="P24">Ser capaz de investigar en manuales o Internet para ampliar la base de instrucciones dada en el tema.<text:span text:style-name="T11"> </text:span></text:p>
        </text:list-item>
      </text:list>
      <text:h text:style-name="P20" text:outline-level="1">Contenidos</text:h>
      <text:list xml:id="list3451911206" text:style-name="L3">
        <text:list-item>
          <text:p text:style-name="P25">Funciones <text:span text:style-name="T13">para acceder a elementos de formularios.</text:span></text:p>
        </text:list-item>
        <text:list-item>
          <text:p text:style-name="P22">Validación de formularios.</text:p>
        </text:list-item>
        <text:list-item>
          <text:p text:style-name="P22">Expresiones regulares.</text:p>
        </text:list-item>
        <text:list-item>
          <text:p text:style-name="P22">Bibliotecas relacionadas con validación de formularios.</text:p>
        </text:list-item>
      </text:list>
      <text:h text:style-name="P20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h text:style-name="P20" text:outline-level="1">Recomendaciones</text:h>
      <text:p text:style-name="P9">Es recomendable tener a mano la <text:span text:style-name="T14">guía</text:span> de referencia de Javascript.</text:p>
      <text:p text:style-name="P8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6" text:name="NumeroTema"/>
          <text:user-field-decl office:value-type="string" office:string-value="Formularios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Formulario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6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3:17:11.549477348</meta:creation-date>
    <meta:editing-duration>PT19H48M45S</meta:editing-duration>
    <meta:editing-cycles>27</meta:editing-cycles>
    <meta:generator>LibreOffice/6.1.2.1$Linux_X86_64 LibreOffice_project/10$Build-1</meta:generator>
    <dc:title>Plantilla CEED</dc:title>
    <dc:date>2018-10-11T19:08:17.796625508</dc:date>
    <meta:print-date>2016-09-19T01:24:23.102000000</meta:print-date>
    <meta:document-statistic meta:table-count="0" meta:image-count="1" meta:object-count="0" meta:page-count="3" meta:paragraph-count="47" meta:word-count="288" meta:character-count="1899" meta:non-whitespace-character-count="1652"/>
    <meta:template xlink:type="simple" xlink:actuate="onRequest" xlink:title="Plantilla CEED" xlink:href="../../.config/libreoffice/4/user/template/Plantilla%20CEED.ott" meta:date="2016-09-15T13:17:11.020000000"/>
  </office:meta>
</office:document-meta>
</file>